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34ed" officeooo:paragraph-rsid="000734ed"/>
    </style:style>
    <style:style style:name="P2" style:family="paragraph" style:parent-style-name="Standard">
      <style:text-properties officeooo:rsid="000734ed" officeooo:paragraph-rsid="000babb7"/>
    </style:style>
    <style:style style:name="P3" style:family="paragraph" style:parent-style-name="Standard">
      <style:text-properties officeooo:rsid="000734ed" officeooo:paragraph-rsid="000cb7f0"/>
    </style:style>
    <style:style style:name="P4" style:family="paragraph" style:parent-style-name="Standard">
      <style:text-properties officeooo:rsid="000734ed" officeooo:paragraph-rsid="00142fdb"/>
    </style:style>
    <style:style style:name="P5" style:family="paragraph" style:parent-style-name="Standard">
      <style:text-properties officeooo:rsid="000734ed" officeooo:paragraph-rsid="0033504e"/>
    </style:style>
    <style:style style:name="P6" style:family="paragraph" style:parent-style-name="Standard">
      <style:text-properties officeooo:rsid="0009129e" officeooo:paragraph-rsid="0009129e"/>
    </style:style>
    <style:style style:name="P7" style:family="paragraph" style:parent-style-name="Standard">
      <style:text-properties officeooo:rsid="000babb7" officeooo:paragraph-rsid="000babb7"/>
    </style:style>
    <style:style style:name="P8" style:family="paragraph" style:parent-style-name="Standard">
      <style:text-properties officeooo:rsid="00101065" officeooo:paragraph-rsid="00101065"/>
    </style:style>
    <style:style style:name="P9" style:family="paragraph" style:parent-style-name="Standard">
      <style:text-properties officeooo:rsid="00108082" officeooo:paragraph-rsid="00108082"/>
    </style:style>
    <style:style style:name="P10" style:family="paragraph" style:parent-style-name="Standard">
      <style:text-properties officeooo:rsid="00108082" officeooo:paragraph-rsid="001a39c0"/>
    </style:style>
    <style:style style:name="P11" style:family="paragraph" style:parent-style-name="Standard">
      <style:text-properties officeooo:rsid="00108082" officeooo:paragraph-rsid="001b48ef"/>
    </style:style>
    <style:style style:name="P12" style:family="paragraph" style:parent-style-name="Standard">
      <style:text-properties officeooo:rsid="00108082" officeooo:paragraph-rsid="001f2b75"/>
    </style:style>
    <style:style style:name="P13" style:family="paragraph" style:parent-style-name="Standard">
      <style:text-properties officeooo:rsid="00170457" officeooo:paragraph-rsid="00170457"/>
    </style:style>
    <style:style style:name="P14" style:family="paragraph" style:parent-style-name="Standard">
      <style:text-properties officeooo:rsid="00170457" officeooo:paragraph-rsid="0036f157"/>
    </style:style>
    <style:style style:name="P15" style:family="paragraph" style:parent-style-name="Standard">
      <style:text-properties officeooo:rsid="00170457" officeooo:paragraph-rsid="003efa68"/>
    </style:style>
    <style:style style:name="P16" style:family="paragraph" style:parent-style-name="Standard">
      <style:text-properties officeooo:rsid="001861e1" officeooo:paragraph-rsid="001861e1"/>
    </style:style>
    <style:style style:name="P17" style:family="paragraph" style:parent-style-name="Standard">
      <style:text-properties officeooo:rsid="001d4511" officeooo:paragraph-rsid="001d4511"/>
    </style:style>
    <style:style style:name="P18" style:family="paragraph" style:parent-style-name="Standard">
      <style:text-properties officeooo:rsid="001f987f" officeooo:paragraph-rsid="001f987f"/>
    </style:style>
    <style:style style:name="P19" style:family="paragraph" style:parent-style-name="Standard">
      <style:text-properties officeooo:rsid="0021c186" officeooo:paragraph-rsid="0021c186"/>
    </style:style>
    <style:style style:name="P20" style:family="paragraph" style:parent-style-name="Standard">
      <style:text-properties officeooo:rsid="00238ee0" officeooo:paragraph-rsid="00238ee0"/>
    </style:style>
    <style:style style:name="P21" style:family="paragraph" style:parent-style-name="Standard">
      <style:text-properties officeooo:paragraph-rsid="002496f6"/>
    </style:style>
    <style:style style:name="P22" style:family="paragraph" style:parent-style-name="Standard">
      <style:text-properties officeooo:rsid="00250164" officeooo:paragraph-rsid="00250164"/>
    </style:style>
    <style:style style:name="P23" style:family="paragraph" style:parent-style-name="Standard">
      <style:text-properties officeooo:rsid="00250164" officeooo:paragraph-rsid="00238ee0"/>
    </style:style>
    <style:style style:name="P24" style:family="paragraph" style:parent-style-name="Standard">
      <style:text-properties officeooo:rsid="00250164" officeooo:paragraph-rsid="00409ede"/>
    </style:style>
    <style:style style:name="P25" style:family="paragraph" style:parent-style-name="Standard">
      <style:text-properties officeooo:rsid="00250164" officeooo:paragraph-rsid="00425586"/>
    </style:style>
    <style:style style:name="P26" style:family="paragraph" style:parent-style-name="Standard">
      <style:text-properties officeooo:rsid="00250164" officeooo:paragraph-rsid="004863f4"/>
    </style:style>
    <style:style style:name="P27" style:family="paragraph" style:parent-style-name="Standard">
      <style:text-properties officeooo:rsid="00250164" officeooo:paragraph-rsid="004f5325"/>
    </style:style>
    <style:style style:name="P28" style:family="paragraph" style:parent-style-name="Standard">
      <style:text-properties officeooo:rsid="000734ed" officeooo:paragraph-rsid="000e68f3" fo:background-color="#fff200"/>
    </style:style>
    <style:style style:name="P29" style:family="paragraph" style:parent-style-name="Standard">
      <style:text-properties officeooo:paragraph-rsid="0033504e"/>
    </style:style>
    <style:style style:name="P30" style:family="paragraph" style:parent-style-name="Standard">
      <style:text-properties officeooo:rsid="000734ed" officeooo:paragraph-rsid="00142fdb" fo:background-color="#fff9ae"/>
    </style:style>
    <style:style style:name="P31" style:family="paragraph" style:parent-style-name="Standard">
      <style:text-properties officeooo:rsid="000734ed" officeooo:paragraph-rsid="000cb7f0" fo:background-color="#fff9ae"/>
    </style:style>
    <style:style style:name="P32" style:family="paragraph" style:parent-style-name="Standard">
      <style:text-properties officeooo:rsid="000734ed" officeooo:paragraph-rsid="000e68f3" fo:background-color="#fff9ae"/>
    </style:style>
    <style:style style:name="P33" style:family="paragraph" style:parent-style-name="Standard">
      <style:text-properties officeooo:rsid="000734ed" officeooo:paragraph-rsid="0033504e" fo:background-color="#fff9ae"/>
    </style:style>
    <style:style style:name="P34" style:family="paragraph" style:parent-style-name="Standard">
      <style:text-properties officeooo:rsid="00250164" officeooo:paragraph-rsid="004578e5" fo:background-color="#fff9ae"/>
    </style:style>
    <style:style style:name="P35" style:family="paragraph" style:parent-style-name="Standard">
      <style:text-properties officeooo:rsid="00238ee0" officeooo:paragraph-rsid="00238ee0" fo:background-color="#fff9ae"/>
    </style:style>
    <style:style style:name="P36" style:family="paragraph" style:parent-style-name="Standard">
      <style:text-properties officeooo:rsid="0033504e" officeooo:paragraph-rsid="0033504e"/>
    </style:style>
    <style:style style:name="P37" style:family="paragraph" style:parent-style-name="Standard">
      <style:text-properties officeooo:paragraph-rsid="0052273b" fo:background-color="#e0efd4"/>
    </style:style>
    <style:style style:name="P38" style:family="paragraph" style:parent-style-name="Standard">
      <style:text-properties officeooo:paragraph-rsid="004f5325" fo:background-color="#e0efd4"/>
    </style:style>
    <style:style style:name="P39" style:family="paragraph" style:parent-style-name="Standard">
      <style:text-properties officeooo:rsid="004c8e2a" officeooo:paragraph-rsid="004c8e2a" fo:background-color="#e0efd4"/>
    </style:style>
    <style:style style:name="P40" style:family="paragraph" style:parent-style-name="Standard">
      <style:text-properties officeooo:rsid="004c8e2a" officeooo:paragraph-rsid="004e2172" fo:background-color="#e0efd4"/>
    </style:style>
    <style:style style:name="P41" style:family="paragraph" style:parent-style-name="Standard">
      <style:text-properties officeooo:paragraph-rsid="003a2880"/>
    </style:style>
    <style:style style:name="P42" style:family="paragraph" style:parent-style-name="Standard">
      <style:text-properties officeooo:paragraph-rsid="003bf927"/>
    </style:style>
    <style:style style:name="P43" style:family="paragraph" style:parent-style-name="Standard">
      <style:text-properties officeooo:paragraph-rsid="003d1487"/>
    </style:style>
    <style:style style:name="P44" style:family="paragraph" style:parent-style-name="Standard">
      <style:text-properties officeooo:paragraph-rsid="003efa68"/>
    </style:style>
    <style:style style:name="P45" style:family="paragraph" style:parent-style-name="Standard">
      <style:text-properties officeooo:paragraph-rsid="00142fdb"/>
    </style:style>
    <style:style style:name="P46" style:family="paragraph" style:parent-style-name="Standard">
      <style:text-properties officeooo:rsid="00425586" officeooo:paragraph-rsid="00425586"/>
    </style:style>
    <style:style style:name="P47" style:family="paragraph" style:parent-style-name="Standard">
      <style:text-properties officeooo:rsid="00425586" officeooo:paragraph-rsid="004578e5"/>
    </style:style>
    <style:style style:name="P48" style:family="paragraph" style:parent-style-name="Standard">
      <style:text-properties officeooo:rsid="004771dc" officeooo:paragraph-rsid="004771dc"/>
    </style:style>
    <style:style style:name="P49" style:family="paragraph" style:parent-style-name="Standard">
      <style:text-properties officeooo:paragraph-rsid="004c8e2a"/>
    </style:style>
    <style:style style:name="P50" style:family="paragraph" style:parent-style-name="Standard">
      <style:text-properties officeooo:paragraph-rsid="004e2172"/>
    </style:style>
    <style:style style:name="P51" style:family="paragraph" style:parent-style-name="Standard">
      <style:text-properties officeooo:rsid="004e2172" officeooo:paragraph-rsid="004c8e2a"/>
    </style:style>
    <style:style style:name="P52" style:family="paragraph" style:parent-style-name="Standard">
      <style:text-properties officeooo:paragraph-rsid="004f5325"/>
    </style:style>
    <style:style style:name="P53" style:family="paragraph" style:parent-style-name="Standard">
      <style:text-properties officeooo:paragraph-rsid="00513d47"/>
    </style:style>
    <style:style style:name="P54" style:family="paragraph" style:parent-style-name="Standard">
      <style:text-properties officeooo:paragraph-rsid="0052273b"/>
    </style:style>
    <style:style style:name="P55" style:family="paragraph" style:parent-style-name="Standard">
      <style:text-properties officeooo:paragraph-rsid="0054d8a4"/>
    </style:style>
    <style:style style:name="P56" style:family="paragraph" style:parent-style-name="Standard">
      <style:text-properties officeooo:paragraph-rsid="00552dcf"/>
    </style:style>
    <style:style style:name="P57" style:family="paragraph" style:parent-style-name="Standard">
      <style:text-properties officeooo:paragraph-rsid="00583995"/>
    </style:style>
    <style:style style:name="P58" style:family="paragraph" style:parent-style-name="Standard">
      <style:text-properties officeooo:paragraph-rsid="005a2ecd"/>
    </style:style>
    <style:style style:name="P59" style:family="paragraph" style:parent-style-name="Standard">
      <style:text-properties officeooo:paragraph-rsid="003bf927" fo:background-color="#ffe5ca"/>
    </style:style>
    <style:style style:name="T1" style:family="text">
      <style:text-properties officeooo:rsid="0005756b"/>
    </style:style>
    <style:style style:name="T2" style:family="text">
      <style:text-properties officeooo:rsid="0009129e"/>
    </style:style>
    <style:style style:name="T3" style:family="text">
      <style:text-properties officeooo:rsid="000cb7f0"/>
    </style:style>
    <style:style style:name="T4" style:family="text">
      <style:text-properties officeooo:rsid="00101065"/>
    </style:style>
    <style:style style:name="T5" style:family="text">
      <style:text-properties officeooo:rsid="00127b6b"/>
    </style:style>
    <style:style style:name="T6" style:family="text">
      <style:text-properties officeooo:rsid="001a39c0"/>
    </style:style>
    <style:style style:name="T7" style:family="text">
      <style:text-properties officeooo:rsid="001f2b75"/>
    </style:style>
    <style:style style:name="T8" style:family="text">
      <style:text-properties officeooo:rsid="00238ee0"/>
    </style:style>
    <style:style style:name="T9" style:family="text">
      <style:text-properties officeooo:rsid="002496f6"/>
    </style:style>
    <style:style style:name="T10" style:family="text">
      <style:text-properties officeooo:rsid="00250164"/>
    </style:style>
    <style:style style:name="T11" style:family="text">
      <style:text-properties officeooo:rsid="0026ad6e"/>
    </style:style>
    <style:style style:name="T12" style:family="text">
      <style:text-properties officeooo:rsid="00279ffc"/>
    </style:style>
    <style:style style:name="T13" style:family="text">
      <style:text-properties officeooo:rsid="00292e79"/>
    </style:style>
    <style:style style:name="T14" style:family="text">
      <style:text-properties officeooo:rsid="0005756b" fo:background-color="#e0efd4" loext:char-shading-value="0"/>
    </style:style>
    <style:style style:name="T15" style:family="text">
      <style:text-properties officeooo:rsid="0036f157" fo:background-color="#e0efd4" loext:char-shading-value="0"/>
    </style:style>
    <style:style style:name="T16" style:family="text">
      <style:text-properties officeooo:rsid="00393a3e" fo:background-color="#e0efd4" loext:char-shading-value="0"/>
    </style:style>
    <style:style style:name="T17" style:family="text">
      <style:text-properties officeooo:rsid="003d1487" fo:background-color="#e0efd4" loext:char-shading-value="0"/>
    </style:style>
    <style:style style:name="T18" style:family="text">
      <style:text-properties officeooo:rsid="004578e5" fo:background-color="#e0efd4" loext:char-shading-value="0"/>
    </style:style>
    <style:style style:name="T19" style:family="text">
      <style:text-properties officeooo:rsid="004771dc" fo:background-color="#e0efd4" loext:char-shading-value="0"/>
    </style:style>
    <style:style style:name="T20" style:family="text">
      <style:text-properties fo:background-color="#e0efd4" loext:char-shading-value="0"/>
    </style:style>
    <style:style style:name="T21" style:family="text">
      <style:text-properties officeooo:rsid="004b0767" fo:background-color="#e0efd4" loext:char-shading-value="0"/>
    </style:style>
    <style:style style:name="T22" style:family="text">
      <style:text-properties officeooo:rsid="004c8e2a" fo:background-color="#e0efd4" loext:char-shading-value="0"/>
    </style:style>
    <style:style style:name="T23" style:family="text">
      <style:text-properties style:text-underline-style="solid" style:text-underline-width="auto" style:text-underline-color="font-color" officeooo:rsid="0036f157"/>
    </style:style>
    <style:style style:name="T24" style:family="text">
      <style:text-properties style:text-underline-style="solid" style:text-underline-width="auto" style:text-underline-color="font-color" officeooo:rsid="003d1487"/>
    </style:style>
    <style:style style:name="T25" style:family="text">
      <style:text-properties officeooo:rsid="0009129e" fo:background-color="#fff9ae" loext:char-shading-value="0"/>
    </style:style>
    <style:style style:name="T26" style:family="text">
      <style:text-properties fo:background-color="#fff9ae" loext:char-shading-value="0"/>
    </style:style>
    <style:style style:name="T27" style:family="text">
      <style:text-properties officeooo:rsid="0005756b" fo:background-color="transparent" loext:char-shading-value="0"/>
    </style:style>
    <style:style style:name="T28" style:family="text">
      <style:text-properties officeooo:rsid="000734ed" fo:background-color="transparent" loext:char-shading-value="0"/>
    </style:style>
    <style:style style:name="T29" style:family="text">
      <style:text-properties officeooo:rsid="00393a3e" fo:background-color="transparent" loext:char-shading-value="0"/>
    </style:style>
    <style:style style:name="T30" style:family="text">
      <style:text-properties officeooo:rsid="0039b141" fo:background-color="transparent" loext:char-shading-value="0"/>
    </style:style>
    <style:style style:name="T31" style:family="text">
      <style:text-properties officeooo:rsid="003bf927" fo:background-color="transparent" loext:char-shading-value="0"/>
    </style:style>
    <style:style style:name="T32" style:family="text">
      <style:text-properties officeooo:rsid="003c7923" fo:background-color="transparent" loext:char-shading-value="0"/>
    </style:style>
    <style:style style:name="T33" style:family="text">
      <style:text-properties officeooo:rsid="003d1487" fo:background-color="transparent" loext:char-shading-value="0"/>
    </style:style>
    <style:style style:name="T34" style:family="text">
      <style:text-properties officeooo:rsid="00409ede"/>
    </style:style>
    <style:style style:name="T35" style:family="text">
      <style:text-properties style:text-underline-style="none" officeooo:rsid="003d1487"/>
    </style:style>
    <style:style style:name="T36" style:family="text">
      <style:text-properties officeooo:rsid="00425586"/>
    </style:style>
    <style:style style:name="T37" style:family="text">
      <style:text-properties officeooo:rsid="00438e18"/>
    </style:style>
    <style:style style:name="T38" style:family="text">
      <style:text-properties officeooo:rsid="004578e5"/>
    </style:style>
    <style:style style:name="T39" style:family="text">
      <style:text-properties officeooo:rsid="004b0767"/>
    </style:style>
    <style:style style:name="T40" style:family="text">
      <style:text-properties officeooo:rsid="004c8e2a"/>
    </style:style>
    <style:style style:name="T41" style:family="text">
      <style:text-properties fo:font-size="12pt" officeooo:rsid="0005756b" style:font-size-asian="12pt" style:font-size-complex="12pt"/>
    </style:style>
    <style:style style:name="T42" style:family="text">
      <style:text-properties officeooo:rsid="0053f138"/>
    </style:style>
    <style:style style:name="T43" style:family="text">
      <style:text-properties officeooo:rsid="0054d8a4"/>
    </style:style>
    <style:style style:name="T44" style:family="text">
      <style:text-properties officeooo:rsid="00552dcf"/>
    </style:style>
    <style:style style:name="T45" style:family="text">
      <style:text-properties officeooo:rsid="0056ca49"/>
    </style:style>
    <style:style style:name="T46" style:family="text">
      <style:text-properties officeooo:rsid="00583995"/>
    </style:style>
    <style:style style:name="T47" style:family="text">
      <style:text-properties fo:font-variant="normal" fo:text-transform="none" fo:color="#202020" style:font-name="Helvetica" fo:font-size="7.80000019073486pt" fo:letter-spacing="normal" fo:font-style="normal" fo:font-weight="normal"/>
    </style:style>
    <style:style style:name="T48" style:family="text">
      <style:text-properties fo:font-variant="normal" fo:text-transform="none" fo:color="#202020" fo:letter-spacing="normal"/>
    </style:style>
    <style:style style:name="T49" style:family="text">
      <style:text-properties fo:font-variant="normal" fo:text-transform="none" fo:color="#037165" style:font-name="Helvetica" fo:font-size="7.80000019073486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further ecological work will be essential to enhance model predictions in preparation for field trials.</text:p>
      <text:p text:style-name="P59"/>
      <text:p text:style-name="P42"/>
      <text:p text:style-name="P42"><text:span text:style-name="T1">T</text:span>he issue of <text:span text:style-name="T1">confinement in gene drive construct is one of the most important ones. The spread of the drive, greatly facilitate by its super-mendelian transmission rate, is endless if the fitness cost is not too high. After the release of even a small number of drive-carrying individuals, it will propagates though connected populations across the whole geographic habitat of the targeted specie, which might cover countries or even continents \cite{noble2018, Alphey &amp; Bonsall, 2014; Burt, 2003; Deredec et al., 2008}. L</text:span><text:span text:style-name="T28">ong-distance migration </text:span><text:span text:style-name="T31">greatly </text:span><text:span text:style-name="T32">accelerate </text:span><text:span text:style-name="T31">this propagation, </text:span><text:span text:style-name="T33">for example</text:span><text:span text:style-name="T31"> m</text:span><text:span text:style-name="T1">osquitoes are </text:span><text:span text:style-name="T28">capable of</text:span><text:span text:style-name="T30"> using</text:span><text:span text:style-name="T29"> </text:span><text:span text:style-name="T28">high-altitude air currents</text:span><text:span text:style-name="T27"> \cite{eritja2017} </text:span><text:span text:style-name="T29">or </text:span><text:span text:style-name="T31">airplanes</text:span><text:span text:style-name="T28"> </text:span><text:span text:style-name="T27">\cite{huestis2019</text:span><text:span text:style-name="T30">} </text:span><text:span text:style-name="T31">to </text:span><text:span text:style-name="T17">travel </text:span><text:span text:style-name="T16">(</text:span><text:span text:style-name="T14">Marshall &amp; Hay, 2012; National Ademies of Science, Engineering, and Medicine, 2016 pour la migration</text:span><text:span text:style-name="T15">)</text:span><text:span text:style-name="T1">. <text:s/></text:span></text:p>
      <text:p text:style-name="P42"/>
      <text:p text:style-name="P41"/>
      <text:p text:style-name="P54"><text:span text:style-name="T1">This powerful property might be appropriate for large-scale eradication of disease vectors on continental scales, at the condition of high degrees of social approval. However in a vast majority of applications, unregulated spread is not desirable: it would only increases the risks and result in unwanted changes, as one specie might be </text:span><text:span text:style-name="T41">problematic in an area, but essential in another geographic region </text:span><text:span text:style-name="T1">. [</text:span><text:span text:style-name="T14">have been deemed safer for laboratory research25,26 and more amenable for localized release purposes5,23,27.</text:span><text:span text:style-name="T1">] Morevover regulatory issues might arise from genes spreading across international borders without consent, violating the Cartagena Protocol (Convention on Biological Diversity, 2016). <text:s/>Finally “global drive” might not be </text:span><text:span text:style-name="T23">rentable for </text:span><text:span text:style-name="T24">commercialization</text:span><text:span text:style-name="T35">, </text:span><text:span text:style-name="T1">regarding the economic strategies dominant in agribusiness today. </text:span></text:p>
      <text:p text:style-name="P54"/>
      <text:p text:style-name="P37"><text:span text:style-name="T43">[</text:span>Davis, S. A., Bax, N. &amp; Grewe, P. Engineered underdominance allows efficient and economical introgression of traits into pest populations. J. Theor. Biol. 212, 83–98 (2001).<text:span text:style-name="T43">] ?</text:span></text:p>
      <text:p text:style-name="P53"/>
      <text:p text:style-name="P50"><text:span text:style-name="T42">Designs of confined gene drive broadly fall into two categories: mechanisms which enable </text:span><text:span text:style-name="T22">(empêche)</text:span><text:span text:style-name="T40"> the drive invasion if the density of transgenic individuals is too low, and mechanisms which segragate the construct in two or mores locus of the genome </text:span><text:span text:style-name="T22">(voués à être)</text:span><text:span text:style-name="T40"> separated over time thanks to </text:span><text:span text:style-name="T21">(brassage génétique)</text:span><text:span text:style-name="T39">. </text:span></text:p>
      <text:p text:style-name="P50"/>
      <text:p text:style-name="P50"/>
      <text:p text:style-name="P58"><text:span text:style-name="T47"/></text:p>
      <text:p text:style-name="P58"><text:span text:style-name="T47">strategy requiring relatively large releases, which can be restricted to the target population, with any introductions into non-target populations (by dispersal, or by accidental or unauthorised releases) being too small to have a significant impact. </text:span></text:p>
      <text:p text:style-name="P58"><text:span text:style-name="T47"/></text:p>
      <text:p text:style-name="P58"><text:span text:style-name="T47">Potentially suitable genetic constructs include those that do not drive (e.g., dominant lethals, autosomal X-shredders, or Y-linked editors; [</text:span><text:a xlink:type="simple" xlink:href="https://journals.plos.org/plosgenetics/article?id=10.1371/journal.pgen.1009333#pgen.1009333.ref010" text:style-name="Internet_20_link" text:visited-style-name="Visited_20_Internet_20_Link"><text:span text:style-name="T49">10</text:span></text:a><text:span text:style-name="T48">–</text:span><text:a xlink:type="simple" xlink:href="https://journals.plos.org/plosgenetics/article?id=10.1371/journal.pgen.1009333#pgen.1009333.ref012" text:style-name="Internet_20_link" text:visited-style-name="Visited_20_Internet_20_Link"><text:span text:style-name="T49">12</text:span></text:a><text:span text:style-name="T47">]), </text:span></text:p>
      <text:p text:style-name="P58"><text:span text:style-name="T47"/></text:p>
      <text:p text:style-name="P58"><text:span text:style-name="T47">those that show transient drive due to a non-driving helper construct (e.g., killer-rescue systems and split drives; [</text:span><text:a xlink:type="simple" xlink:href="https://journals.plos.org/plosgenetics/article?id=10.1371/journal.pgen.1009333#pgen.1009333.ref013" text:style-name="Internet_20_link" text:visited-style-name="Visited_20_Internet_20_Link"><text:span text:style-name="T49">13</text:span></text:a><text:span text:style-name="T48">–</text:span><text:a xlink:type="simple" xlink:href="https://journals.plos.org/plosgenetics/article?id=10.1371/journal.pgen.1009333#pgen.1009333.ref015" text:style-name="Internet_20_link" text:visited-style-name="Visited_20_Internet_20_Link"><text:span text:style-name="T49">15</text:span></text:a><text:span text:style-name="T47">]) </text:span></text:p>
      <text:p text:style-name="P58"><text:span text:style-name="T47"/></text:p>
      <text:p text:style-name="P58"><text:span text:style-name="T47">hose that drive, but only if they are above some threshold frequency (e.g., various underdominant [heterozygote inferiority] strategies, tethered drives, and split drive killer-rescue systems [</text:span><text:a xlink:type="simple" xlink:href="https://journals.plos.org/plosgenetics/article?id=10.1371/journal.pgen.1009333#pgen.1009333.ref016" text:style-name="Internet_20_link" text:visited-style-name="Visited_20_Internet_20_Link"><text:span text:style-name="T49">16</text:span></text:a><text:span text:style-name="T48">–</text:span><text:a xlink:type="simple" xlink:href="https://journals.plos.org/plosgenetics/article?id=10.1371/journal.pgen.1009333#pgen.1009333.ref019" text:style-name="Internet_20_link" text:visited-style-name="Visited_20_Internet_20_Link"><text:span text:style-name="T49">19</text:span></text:a><text:span text:style-name="T47">]).</text:span></text:p>
      <text:p text:style-name="P50"/>
      <text:p text:style-name="P57"><text:span text:style-name="T40">The first mechanism relies on the underdominance [ref Hartl]: the drive/wild-type heterozygotes have a lower fitness than either drive or wild-type homozygotes. This typically result an “invasion threshold”, i.e. the drive invasion happens conditionnally to the density of drive-carrying individuals introduced. If this density is below a certain threshold, the drive is expected to be lost from the population, otherwise it is expected to fix (Sinkins &amp; Gould 2006, </text:span>Altrock et al., 2010, 2011; Champer, Zhao, et al., 2020; Dhole et al., 2018; Edgington &amp; Alphey, 2018; Marshall &amp; Hay, 2012a). <text:span text:style-name="T46">In a gene drive construct, the underdominance has been implemented through a toxin-antidote system. The</text:span> “toxin” <text:span text:style-name="T45">element is a </text:span>Cas9 element<text:span text:style-name="T44"> </text:span>programmed to cut an essential gene on the wild-type chromosome. <text:span text:style-name="T45">The</text:span> “antidote” is a functioning copy of the target gene, <text:span text:style-name="T46">recoded to no </text:span><text:soft-page-break/><text:span text:style-name="T46">longer match the toxin. <text:s/>If an individual contain either both the toxin and the antidote or none of them, it fitness is not signifcantly affected. ……………………….</text:span></text:p>
      <text:p text:style-name="P57"/>
      <text:p text:style-name="P57"><text:s/>that is located within the drive allele and is recoded to no longer match the drive's gRNAs so that it is not subject to disruption by the drive. </text:p>
      <text:p text:style-name="P56"/>
      <text:p text:style-name="P56"/>
      <text:p text:style-name="P56">Thus, individuals who inherit only a toxindisrupted allele suffer from a toxic effect, while individuals who only inherit the drive, or who inherit both a disrupted allele as well as the antidote, do not experience the deleterious toxic effect. By this mechanism, the relative frequency of the drive should increase over time as wild-type alleles are removed from the population (Champer, Kim, et al., 2020). </text:p>
      <text:p text:style-name="P56"/>
      <text:p text:style-name="P56">Two such CRISPR-based TA systems, termed TARE (ToxinAntidote Recessive Embryo drive) and Cleave and Rescue (ClvR), have already been demonstrated in Drosophila—both were able to rapidly spread through cage populations (Champer, Lee, et al., 2020; Oberhofer et al., 2019).</text:p>
      <text:p text:style-name="P55"/>
      <text:p text:style-name="P55"/>
      <text:p text:style-name="P56">I<text:span text:style-name="T44">t is called a </text:span>CRISPRbased <text:span text:style-name="T44">toxin-antidote</text:span> system.</text:p>
      <text:p text:style-name="P55"/>
      <text:p text:style-name="P55"/>
      <text:p text:style-name="P55">In contrast, underdominance mechanisms lead to a release threshold that has an intrinsic minimum level even if the drive construct bears no fitness cost (Sinkins &amp; Gould 2006). The intrinsic minimum values for the release thresholds of different underdominance-based gene drives can differ widely based on the genetic structure of the drives (Altrock et al. 2010; Champer et al. 2019a, 2020a,b; Davis et al. 2001; Dhole et al. 2018; Leftwich et al. 2018; Marshall &amp; Hay 2012b; Oberhofer et al. 2019; Ward et al. 2011).</text:p>
      <text:p text:style-name="P52"/>
      <text:p text:style-name="P38"><text:span text:style-name="T43">Def Underdominance [</text:span>Hartl, D. L. &amp; Clark, A. G. Principles of Population Genetics (Sinauer Associates, Sunderland, Massachusetts, 1989)<text:span text:style-name="T43">]</text:span>.</text:p>
      <text:p text:style-name="P27"/>
      <text:p text:style-name="P50"/>
      <text:p text:style-name="P52">An “invasion threshold” represents the introduction frequency of drive-carrying individuals above which the drive is expected to increase in frequency either to fixation or to some equilibrium frequency (Altrock et al., 2010, 2011; Champer, Zhao, et al., 2020; Dhole et al., 2018; Edgington &amp; Alphey, 2018; Marshall &amp; Hay, 2012a). When introduced below this frequency, the drive is expected to be lost from the population.</text:p>
      <text:p text:style-name="P52"/>
      <text:p text:style-name="P52"/>
      <text:p text:style-name="P50"/>
      <text:p text:style-name="P40">Pourquoi est-ce que nous on a de la frequency dependance dans un système ou l’hétérozygotes est forcément entre les deux homozygotes en terme de fitness ?</text:p>
      <text:p text:style-name="P51"/>
      <text:p text:style-name="P49"><text:span text:style-name="T40"><text:s/></text:span></text:p>
      <text:p text:style-name="P39"/>
      <text:p text:style-name="P39">which introduces a frequency threshold below which the drive is lost</text:p>
      <text:p text:style-name="P43"/>
      <text:p text:style-name="P43"/>
      <text:p text:style-name="P25"/>
      <text:p text:style-name="P25">Splitting a gene drive into two <text:span text:style-name="T20">[9,26,35]</text:span> or more <text:span text:style-name="T20">[25]</text:span> independently segregating gene cassettes is predicted to provide a layer of spatial control over the process of gene drive, as all fragments are required to catalyse transgene invasion.</text:p>
      <text:p text:style-name="P25"><text:soft-page-break/></text:p>
      <text:p text:style-name="P25"/>
      <text:p text:style-name="P25"><text:span text:style-name="T36">In classical </text:span>CRISPR-based gene drives,<text:span text:style-name="T36"> </text:span>Cas9 and gRNA are inserted together <text:span text:style-name="T36">in the chromosome. </text:span></text:p>
      <text:p text:style-name="P47"><text:span text:style-name="T37">I</text:span>n the split drive <text:span text:style-name="T37">however</text:span>, those two components are separate <text:span text:style-name="T38">and placed at different locus </text:span><text:span text:style-name="T18">(chromosom ?) </text:span><text:span text:style-name="T19">[REF]</text:span><text:span text:style-name="T38">. The</text:span> <text:span text:style-name="T38">Cas9-only cassette is inherited in a Mendelian fashion, while the</text:span> <text:span text:style-name="T10">gRNA-only cassette, when combine with Cas9 in the genome, is capable of copying itself in the homologous chromosom. Avec le brassage génétique, la probabilité que les deux composantes se retrouve dans le même génome décroit au fur et à mesure de la propagation du drive. This induce the progressiv inhibition/extinction of the drive mechanism (temporal confinment).</text:span></text:p>
      <text:p text:style-name="P46"/>
      <text:p text:style-name="P48">Pushing this idea a step forward result in the daisy-chain construct. </text:p>
      <text:p text:style-name="P25"/>
      <text:p text:style-name="P46"/>
      <text:p text:style-name="P46"/>
      <text:p text:style-name="P46"/>
      <text:p text:style-name="P24"/>
      <text:p text:style-name="P26"/>
      <text:p text:style-name="P24"><text:span text:style-name="T34"><text:s/></text:span></text:p>
      <text:p text:style-name="P14"/>
      <text:p text:style-name="P13"/>
      <text:p text:style-name="P13"/>
      <text:p text:style-name="P13"># Avantages gene drive</text:p>
      <text:p text:style-name="P13"/>
      <text:p text:style-name="P13"><text:span text:style-name="T2">\cite{dhole2018} </text:span>“Because gene drives only spread through sexual reproduction between individuals of a population, their effects are expected to be species-specific, unlike the impacts of insecticides that are commonly used today and affect a broad array of species.”</text:p>
      <text:p text:style-name="P7"/>
      <text:p text:style-name="P7"/>
      <text:p text:style-name="P7"># Actuellement pas confiné</text:p>
      <text:p text:style-name="P7"/>
      <text:p text:style-name="P5"><text:span text:style-name="T2">\cite{dhole2018} </text:span>Indeed, some gene drives, such as homing drives (HDs) based on genetic constructs with CRISPR-Cas9, may be capable of indefinite spread across the whole geographic range of a species and that of any other species with which they are able to mate and produce some offspring (Alphey &amp; Bonsall, 2014; Burt, 2003; Deredec et al., 2008).</text:p>
      <text:p text:style-name="P36"/>
      <text:p text:style-name="P30"><text:span text:style-name="T2">\cite{dhole2018}</text:span>“could theoretically spread a desired gene (payload) into all populations of a species, with a single release in one place” </text:p>
      <text:p text:style-name="P2"/>
      <text:p text:style-name="P31"><text:span text:style-name="T3">\cite{champer2020} </text:span>“they are so-called “global” drives. Unless they have a very high fitness cost, the introduction of even a small number of drive-carrying individuals will likely result in the drive spreading throughout an entire population (Noble et al., 2018).” </text:p>
      <text:p text:style-name="P2"/>
      <text:p text:style-name="P31"><text:span text:style-name="T3">\cite{champer2020} </text:span>“For target species such as mosquitoes that are capable of long-distance migration by piggybacking on human-based modes of travel (Eritja et al., 2017) as well other means such as high-altitude air currents (Huestis et al., 2019)”</text:p>
      <text:p text:style-name="P3"/>
      <text:p text:style-name="P32"><text:span text:style-name="T3">\cite{champer2020} </text:span>“In some scenarios, this may be desirable, such as when the drive in question is engineered for disease prevention and when there exists a high degree of social approval. However, this perhaps limits this strategy to a few especially harmful species, such as disease-carrying ticks and mosquitoes. For many other potential applications, confinement to a target area would be highly desirable.”</text:p>
      <text:p text:style-name="P28"/>
      <text:p text:style-name="P29"><text:soft-page-break/></text:p>
      <text:p text:style-name="P33"><text:span text:style-name="T2">\cite{dhole2018} </text:span>“either through natural migration of transgenic organisms from the targeted population or through humans intentionally or unintentionally transporting transgenic individuals long distances (Marshall &amp; Hay, 2012; National Academies of Science, Engineering, and Medicine, 2016)”</text:p>
      <text:p text:style-name="P4"/>
      <text:p text:style-name="P45"/>
      <text:p text:style-name="P44"><text:span text:style-name="T25">\cite{dhole2018} “</text:span><text:span text:style-name="T26">Indefinite spread could also violate the Cartagena Protocol (Convention on Biological Diversity, 2016) if the spread occurs across international political boundaries without consent (National Academies of Science, Engineering, and Medicine, 2016)”</text:span></text:p>
      <text:p text:style-name="P15"/>
      <text:p text:style-name="Standard"/>
      <text:p text:style-name="P20"># Possibilité de confinement</text:p>
      <text:p text:style-name="P20"/>
      <text:p text:style-name="P47"/>
      <text:p text:style-name="P34">Split drive: <text:span text:style-name="T11">\cite{terradas2021} </text:span>“Two main types of CRISPR-based gene drives, or “active genetic” elements, have been designed and tested. The first, full gene drives (fGD)2,3,6,15, have linked sources of Cas9 and gRNA that are inserted together as one unit at a single genomic site. The second, split gene drives (sGD)5,16,23,24, carry a gRNA-only cassette capable of copying when combined with a “static” source of Cas9 inherited in a Mendelian fashion and located at a second locus. Split systems also have been deemed safer for laboratory research25,26 and more amenable for localized release purposes5,23,27.”</text:p>
      <text:p text:style-name="P35"/>
      <text:p text:style-name="P20">Daisy-chain : effet temporaire du drive (ensuite plus rien du tout par contre) → donne le boost de trasnmission du drive, temporaire.</text:p>
      <text:p text:style-name="P23"/>
      <text:p text:style-name="P20"><text:span text:style-name="T12">Toxine-Antidote → </text:span>Underdominance : pas du tout gene drive. Permet un trait de se fixer seulement dans le cas où il est très fréquent. Deux types d’underdominance : 1 ou 2 locus. Avantage de l’un et l’autre : voir \cite{dohle2018}. <text:span text:style-name="T13">Pourquoi Sally a pris le deuxième ?</text:span></text:p>
      <text:p text:style-name="P22"/>
      <text:p text:style-name="P20"/>
      <text:p text:style-name="P20"/>
      <text:p text:style-name="P20"/>
      <text:p text:style-name="P20"/>
      <text:p text:style-name="P20"/>
      <text:p text:style-name="P21"><text:span text:style-name="T9">\cite{sally} “</text:span>Spread of a threshold drive across a patchy environment is more difficult when the invasion threshold is 50 percent or higher [Barton and Turelli, 2011]. Threshold gene-drive mechanisms were among the first forms of gene drive proposed and the only one to be deployed in the wild [Buchman et al., 2018]”.</text:p>
      <text:p text:style-name="Standard"/>
      <text:p text:style-name="Standard"/>
      <text:p text:style-name="P2"/>
      <text:p text:style-name="P1"/>
      <text:p text:style-name="P9"># <text:span text:style-name="T6">U</text:span>nderdominance</text:p>
      <text:p text:style-name="P9"/>
      <text:p text:style-name="P9">Intro \cite{champer2020}</text:p>
      <text:p text:style-name="P9"/>
      <text:p text:style-name="P9"># <text:span text:style-name="T6">T</text:span>oxine-antidote</text:p>
      <text:p text:style-name="P9"/>
      <text:p text:style-name="P9">Intro \cite{champer2020}</text:p>
      <text:p text:style-name="P9"/>
      <text:p text:style-name="P16"><text:soft-page-break/>\cite{dohle2018} “It is assumed that even one copy of a suppressor (heterozygous state at one of the loci) is sufficient to block all copies of the corresponding promoter on the other construct (see “strong [toxin] suppression” case in Edgington &amp; Alphey, 2017). Thus, only individuals with at least one copy of both transgenic alleles or no transgenic allele at all can survive.”</text:p>
      <text:p text:style-name="P9"/>
      <text:p text:style-name="P9"><text:span text:style-name="T5">\cite{faber2020} </text:span>“Cleave-andrescue gene drive (also called toxin-antidote) uses CRISPR-Cas to cleave an essential gene while also supplying a recoded, uncleavable ‘rescue’ copy of this gene within the gene drive cassette”</text:p>
      <text:p text:style-name="P9"/>
      <text:p text:style-name="P22"/>
      <text:p text:style-name="P22"/>
      <text:p text:style-name="P22"/>
      <text:p text:style-name="P9"/>
      <text:p text:style-name="P7"># Ce qui s’est déjà fait</text:p>
      <text:p text:style-name="P1"/>
      <text:p text:style-name="P2"><text:span text:style-name="T2">\cite{dhole2018} </text:span>one-locus underdominance, two-locus underdominance and daisychain drives.</text:p>
      <text:p text:style-name="P1"/>
      <text:p text:style-name="P6">\cite{dhole2018} : The daisychain system requires the smallest release to invade a population, followed by the two-locus underdominance system, and then the one-locus underdominance system. “However, when the target population exchanges migrants with a nontarget population, the gene drives requiring smaller releases suffer from higher risks of unintended spread. For payloads that incur relatively low fitness costs (up to 30%), a simple daisychain drive is practically incapable of remaining localized, even with migration rates as low as 0.5% per generation. The two-locus underdominance system can achieve localized spread under a broader range of migration rates and of payload fitness costs, while the one-locus underdominance system largely remains localized. We also find differences in the extent of population alteration and in the permanence of the alteration achieved by the three gene drives. The two-locus underdominance system does not always spread the payload to fixation, even after successful drive, while the daisychain system can, for a small set of parameter values, achieve a temporally limited spread of the payload. These differences could affect the suitability of each gene drive for specific applications.”</text:p>
      <text:p text:style-name="P6"/>
      <text:p text:style-name="P10"><text:span text:style-name="T2">\cite{dhole2018} </text:span>“There have been previous theoretical explorations of the dynamics of underdominance-based gene drives and of the daisy-chain drive (Davis et al., 2001; Magori &amp; Gould, 2006; Marshall &amp; Hay, 2012; Noble et al., 2016)”</text:p>
      <text:p text:style-name="P10"/>
      <text:p text:style-name="P11"><text:span text:style-name="T2">\cite{dhole2018} </text:span>“Overall, in isolated populations, the daisy-chain system is theoretically capable of driving a payload (the desired gene or gene disabling construct) to fixation with a release of far fewer engineered individuals than are needed for either of the underdominance drives.”</text:p>
      <text:p text:style-name="P11"/>
      <text:p text:style-name="P12"><text:span text:style-name="T2">\cite{dhole2018} <text:s/></text:span>“However, when the target population exchanges migrants with a nontarget population, the gene drives requiring smaller releases suffer from higher risks of unintended spread.” <text:span text:style-name="T7">[Ordre inverse]</text:span></text:p>
      <text:p text:style-name="P6"/>
      <text:p text:style-name="P7"># Ce qu’on va faire </text:p>
      <text:p text:style-name="P7"/>
      <text:p text:style-name="P6">We study a combinaison of both a daisy chain and a two locus underdominance.</text:p>
      <text:p text:style-name="P19">Effet du drive TEMPORAIRE, puis effet de l’underdominance (fixation ou non). <text:span text:style-name="T2"><text:s/></text:span>Pourquoi l’underdominance permettrait-elle le confinement ? <text:span text:style-name="T8">Parce que introduit dans une trop petite quantité, il s’éteint.</text:span></text:p>
      <text:p text:style-name="P6"/>
      <text:p text:style-name="P6"/>
      <text:p text:style-name="P6"/>
      <text:p text:style-name="P7"><text:soft-page-break/>BIBLIO:</text:p>
      <text:p text:style-name="P7"># Expérience réussie sur les mouches </text:p>
      <text:p text:style-name="P7">Champer, J., Yang, E., Lee, E., Liu, J., Clark, A. G., &amp; Messer, P. W. (2020). A CRISPR homing gene drive targeting a haplolethal gene removes resistance alleles and successfully spreads through a cage population. Proceedings of the National Academy of Sciences of the United States of America, 117, 24377–24383. </text:p>
      <text:p text:style-name="P7"/>
      <text:p text:style-name="P7"># Checker les espèces concernées, voir si on en a pas oublié.</text:p>
      <text:p text:style-name="P7">“Homing drives have already been developed in a variety of species (Adolfi et al., 2020; Champer et al., 2017; Gantz et al., 2015; Galizi et al., 2016; Grunwald et al., 2019; Yan &amp; Finnigan, 2019). While resistance alleles have proven a substantial obstacle for these drives,”</text:p>
      <text:p text:style-name="P7"/>
      <text:p text:style-name="P8"># Expériences Toxin Antidote</text:p>
      <text:p text:style-name="P7"><text:span text:style-name="T4">T</text:span>wo examples of CRISPR-based TA systems have already been demonstrated experimentally (Champer, Lee, et al., 2020; Oberhofer et al., 2019)</text:p>
      <text:p text:style-name="P7"/>
      <text:p text:style-name="P18"># Daisy chain coupled with underdominance (not modelled though)</text:p>
      <text:p text:style-name="P18">J. Min, C. Noble, D. Najjar, and K. Esvelt. Daisy quorum drives for the genetic restoration of wild</text:p>
      <text:p text:style-name="P18">populations. BioRxiv, page 115618, 2017.</text:p>
      <text:p text:style-name="P7"/>
      <text:p text:style-name="P7"/>
      <text:p text:style-name="P17">QUESTIONS :</text:p>
      <text:p text:style-name="P17"/>
      <text:p text:style-name="P17">Hummm… source pour le choix de l’underdominance à 2 locus ?</text:p>
      <text:p text:style-name="P17"/>
      <text:p text:style-name="P17">La question envoyée à Florence par mail.</text:p>
      <text:p text:style-name="P17"><text: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9T11:06:59.972336188</meta:creation-date>
    <dc:date>2023-05-28T01:00:02.497726017</dc:date>
    <meta:editing-duration>P1DT18H37M37S</meta:editing-duration>
    <meta:editing-cycles>49</meta:editing-cycles>
    <meta:generator>LibreOffice/6.0.7.3$Linux_X86_64 LibreOffice_project/00m0$Build-3</meta:generator>
    <meta:document-statistic meta:table-count="0" meta:image-count="0" meta:object-count="0" meta:page-count="6" meta:paragraph-count="69" meta:word-count="2263" meta:character-count="15016" meta:non-whitespace-character-count="12801"/>
  </office:meta>
</office:document-meta>
</file>